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32800006B0B000044C35F539013.svm"/>
  <manifest:file-entry manifest:media-type="" manifest:full-path="Pictures/2000007E000031590000172D70F3A66A.svm"/>
  <manifest:file-entry manifest:media-type="" manifest:full-path="Pictures/200001E8000056F200004946BEA1388B.svm"/>
  <manifest:file-entry manifest:media-type="" manifest:full-path="Pictures/2000031000006A74000048B71A205F6D.svm"/>
  <manifest:file-entry manifest:media-type="" manifest:full-path="Pictures/200002E2000046B2000041DA50695B50.svm"/>
  <manifest:file-entry manifest:media-type="" manifest:full-path="Pictures/20000080000031590000172DF0426FAF.svm"/>
  <manifest:file-entry manifest:media-type="" manifest:full-path="Pictures/200002D50000699900004E41C9C00C13.svm"/>
  <manifest:file-entry manifest:media-type="" manifest:full-path="Pictures/20000136000057E7000027136EB3095C.svm"/>
  <manifest:file-entry manifest:media-type="" manifest:full-path="Pictures/20000378000046B2000041763A513529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99ff" draw:textarea-horizontal-align="center" draw:textarea-vertical-align="middle"/>
    </style:style>
    <style:style style:name="gr2" style:family="graphic" style:parent-style-name="standard">
      <style:graphic-properties draw:fill="solid" draw:fill-color="#ffff99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fill="solid" draw:fill-color="#0099ff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fill="solid" draw:fill-color="#ffff99"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="solid" draw:fill-color="#000000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fill="solid" draw:fill-color="#eb613d" draw:textarea-horizontal-align="center" draw:textarea-vertical-align="middle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dash" draw:stroke-dash="Fine_20_Dashed_20__28_var_29_"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draw:textarea-horizontal-align="center" draw:textarea-vertical-align="middle"/>
    </style:style>
    <style:style style:name="gr13" style:family="graphic" style:parent-style-name="standard">
      <style:graphic-properties draw:fill="solid" draw:fill-color="#eb613d" draw:textarea-horizontal-align="center" draw:textarea-vertical-align="middle"/>
    </style:style>
    <style:style style:name="gr14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15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16" style:family="graphic" style:parent-style-name="standard">
      <style:graphic-properties draw:fill="solid" draw:fill-color="#cccccc" draw:textarea-horizontal-align="center" draw:textarea-vertical-align="middle"/>
    </style:style>
    <style:style style:name="gr17" style:family="graphic" style:parent-style-name="standard">
      <style:graphic-properties draw:fill="solid" draw:fill-color="#33cc66" draw:textarea-horizontal-align="center" draw:textarea-vertical-align="middle"/>
    </style:style>
    <style:style style:name="gr18" style:family="graphic" style:parent-style-name="standard">
      <style:graphic-properties draw:fill="solid" draw:fill-color="#ff8080" draw:textarea-horizontal-align="center" draw:textarea-vertical-align="middle"/>
    </style:style>
    <style:style style:name="gr19" style:family="graphic" style:parent-style-name="standard">
      <style:graphic-properties draw:fill="solid" draw:fill-color="#e6e64c" draw:textarea-horizontal-align="center" draw:textarea-vertical-align="middle"/>
    </style:style>
    <style:style style:name="gr20" style:family="graphic" style:parent-style-name="standard">
      <style:graphic-properties draw:fill="solid" draw:fill-color="#e6e6e6" draw:textarea-horizontal-align="center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2" style:family="graphic" style:parent-style-name="standard">
      <style:graphic-properties draw:fill="solid" draw:fill-color="#999999" draw:textarea-horizontal-align="center" draw:textarea-vertical-align="middle"/>
    </style:style>
    <style:style style:name="gr23" style:family="graphic" style:parent-style-name="standard">
      <style:graphic-properties draw:stroke="dash" draw:stroke-dash="Fine_20_Dashed" draw:marker-end="Arrow" draw:marker-end-width="0.3cm" draw:textarea-horizontal-align="center" draw:textarea-vertical-align="middle"/>
    </style:style>
    <style:style style:name="gr24" style:family="graphic" style:parent-style-name="standard">
      <style:graphic-properties draw:fill="solid" draw:fill-color="#3deb3d" draw:textarea-horizontal-align="center" draw:textarea-vertical-align="middle"/>
    </style:style>
    <style:style style:name="gr25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26" style:family="graphic" style:parent-style-name="standard">
      <style:graphic-properties draw:fill="solid" draw:fill-color="#e6e6e6" draw:textarea-horizontal-align="center" draw:textarea-vertical-align="middle"/>
    </style:style>
    <style:style style:name="pr1" style:family="presentation" style:parent-style-name="Standard-notes">
      <style:graphic-properties draw:fill-color="#ffffff" fo:min-height="13.11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text-properties fo:font-size="20pt"/>
    </style:style>
    <style:style style:name="P6" style:family="paragraph">
      <style:text-properties fo:font-style="italic" style:font-style-asian="italic" style:font-style-complex="italic"/>
    </style:style>
    <style:style style:name="T1" style:family="text">
      <style:text-properties fo:font-size="18pt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circle draw:style-name="gr1" draw:text-style-name="P1" draw:id="id2" draw:layer="layout" svg:width="1.5cm" svg:height="1.5cm" svg:x="4.6cm" svg:y="6.3cm">
          <text:p text:style-name="P1">US</text:p>
        </draw:circle>
        <draw:circle draw:style-name="gr1" draw:text-style-name="P1" draw:id="id3" draw:layer="layout" svg:width="1.5cm" svg:height="1.5cm" svg:x="4.4cm" svg:y="9.3cm">
          <text:p text:style-name="P1">UK</text:p>
        </draw:circle>
        <draw:circle draw:style-name="gr1" draw:text-style-name="P1" draw:id="id4" draw:layer="layout" svg:width="1.5cm" svg:height="1.5cm" svg:x="4.4cm" svg:y="12.1cm">
          <text:p text:style-name="P1">AU</text:p>
        </draw:circle>
        <draw:circle draw:style-name="gr1" draw:text-style-name="P1" draw:id="id1" draw:layer="layout" svg:width="1.5cm" svg:height="1.5cm" svg:x="1.3cm" svg:y="2.9cm">
          <text:p text:style-name="P1">EN</text:p>
        </draw:circle>
        <draw:circle draw:style-name="gr2" draw:text-style-name="P1" draw:id="id5" draw:layer="layout" svg:width="1.5cm" svg:height="1.5cm" svg:x="10.5cm" svg:y="18.4cm">
          <text:p text:style-name="P1">WP</text:p>
        </draw:circle>
        <draw:circle draw:style-name="gr2" draw:text-style-name="P1" draw:id="id6" draw:layer="layout" svg:width="1.5cm" svg:height="1.5cm" svg:x="14.1cm" svg:y="16.4cm">
          <text:p text:style-name="P1">BT</text:p>
        </draw:circle>
        <draw:ellipse draw:style-name="gr2" draw:text-style-name="P1" draw:id="id7" draw:layer="layout" svg:width="2.3cm" svg:height="1.5cm" svg:x="17.6cm" svg:y="16.4cm">
          <text:p text:style-name="P1">WLAN</text:p>
        </draw:ellipse>
        <draw:connector draw:style-name="gr3" draw:text-style-name="P2" draw:layer="layout" svg:x1="2.05cm" svg:y1="4.4cm" svg:x2="4.6cm" svg:y2="7.05cm" draw:start-shape="id1" draw:start-glue-point="2" draw:end-shape="id2" draw:end-glue-point="3" svg:d="m2050 4400v2650h2550">
          <text:p/>
        </draw:connector>
        <draw:connector draw:style-name="gr3" draw:text-style-name="P2" draw:layer="layout" svg:x1="2.05cm" svg:y1="4.4cm" svg:x2="4.4cm" svg:y2="10.05cm" draw:start-shape="id1" draw:start-glue-point="2" draw:end-shape="id3" draw:end-glue-point="3" svg:d="m2050 4400v5650h2350">
          <text:p/>
        </draw:connector>
        <draw:connector draw:style-name="gr3" draw:text-style-name="P2" draw:layer="layout" svg:x1="2.05cm" svg:y1="4.4cm" svg:x2="4.4cm" svg:y2="12.85cm" draw:start-shape="id1" draw:start-glue-point="2" draw:end-shape="id4" draw:end-glue-point="3" svg:d="m2050 4400v8450h2350">
          <text:p/>
        </draw:connector>
        <draw:connector draw:style-name="gr4" draw:text-style-name="P2" draw:layer="layout" svg:x1="12cm" svg:y1="19.15cm" svg:x2="14.85cm" svg:y2="17.9cm" draw:start-shape="id5" draw:start-glue-point="1" draw:end-shape="id6" draw:end-glue-point="2" svg:d="m12000 19150h2850v-1250">
          <text:p/>
        </draw:connector>
        <draw:connector draw:style-name="gr4" draw:text-style-name="P2" draw:layer="layout" svg:x1="12cm" svg:y1="19.15cm" svg:x2="18.75cm" svg:y2="17.9cm" draw:start-shape="id5" draw:start-glue-point="1" draw:end-shape="id7" draw:end-glue-point="2" svg:d="m12000 19150h6750v-1250">
          <text:p/>
        </draw:connector>
        <draw:line draw:style-name="gr5" draw:text-style-name="P2" draw:layer="layout" svg:x1="8.3cm" svg:y1="14.4cm" svg:x2="8.3cm" svg:y2="1.4cm">
          <text:p/>
        </draw:line>
        <draw:line draw:style-name="gr5" draw:text-style-name="P2" draw:layer="layout" svg:x1="8.3cm" svg:y1="14.4cm" svg:x2="23.3cm" svg:y2="14.4cm">
          <text:p/>
        </draw:line>
        <draw:circle draw:style-name="gr6" draw:text-style-name="P2" draw:layer="layout" svg:width="0.5cm" svg:height="0.5cm" svg:x="8.1cm" svg:y="6.6cm">
          <text:p/>
        </draw:circle>
        <draw:circle draw:style-name="gr6" draw:text-style-name="P2" draw:layer="layout" svg:width="0.5cm" svg:height="0.5cm" svg:x="8.1cm" svg:y="3.2cm">
          <text:p/>
        </draw:circle>
        <draw:circle draw:style-name="gr6" draw:text-style-name="P2" draw:layer="layout" svg:width="0.5cm" svg:height="0.5cm" svg:x="8.1cm" svg:y="9.5cm">
          <text:p/>
        </draw:circle>
        <draw:circle draw:style-name="gr6" draw:text-style-name="P2" draw:layer="layout" svg:width="0.5cm" svg:height="0.5cm" svg:x="8.1cm" svg:y="12.4cm">
          <text:p/>
        </draw:circle>
        <draw:circle draw:style-name="gr6" draw:text-style-name="P2" draw:layer="layout" svg:width="0.5cm" svg:height="0.5cm" svg:x="10.8cm" svg:y="14.1cm">
          <text:p/>
        </draw:circle>
        <draw:circle draw:style-name="gr6" draw:text-style-name="P2" draw:layer="layout" svg:width="0.5cm" svg:height="0.5cm" svg:x="14.6cm" svg:y="14.1cm">
          <text:p/>
        </draw:circle>
        <draw:circle draw:style-name="gr6" draw:text-style-name="P2" draw:layer="layout" svg:width="0.5cm" svg:height="0.5cm" svg:x="18.6cm" svg:y="14.1cm">
          <text:p/>
        </draw:circle>
        <draw:frame draw:style-name="gr7" draw:layer="layout" svg:width="1.383cm" svg:height="0.963cm" svg:x="6.7cm" svg:y="2.916cm">
          <draw:text-box>
            <text:p text:style-name="P3">EN</text:p>
          </draw:text-box>
        </draw:frame>
        <draw:frame draw:style-name="gr7" draw:layer="layout" svg:width="1.383cm" svg:height="0.963cm" svg:x="6.701cm" svg:y="6.517cm">
          <draw:text-box>
            <text:p text:style-name="P3">US</text:p>
          </draw:text-box>
        </draw:frame>
        <draw:frame draw:style-name="gr7" draw:layer="layout" svg:width="1.383cm" svg:height="0.963cm" svg:x="6.702cm" svg:y="9.318cm">
          <draw:text-box>
            <text:p text:style-name="P3">UK</text:p>
          </draw:text-box>
        </draw:frame>
        <draw:frame draw:style-name="gr7" draw:layer="layout" svg:width="1.383cm" svg:height="0.963cm" svg:x="6.703cm" svg:y="12.219cm">
          <draw:text-box>
            <text:p text:style-name="P3">AU</text:p>
          </draw:text-box>
        </draw:frame>
        <draw:frame draw:style-name="gr7" draw:layer="layout" svg:width="1.526cm" svg:height="0.963cm" svg:x="10.304cm" svg:y="14.82cm">
          <draw:text-box>
            <text:p text:style-name="P3">WP</text:p>
          </draw:text-box>
        </draw:frame>
        <draw:frame draw:style-name="gr7" draw:layer="layout" svg:width="1.319cm" svg:height="0.963cm" svg:x="14.104cm" svg:y="14.821cm">
          <draw:text-box>
            <text:p text:style-name="P3">BT</text:p>
          </draw:text-box>
        </draw:frame>
        <draw:frame draw:style-name="gr7" draw:layer="layout" svg:width="2.335cm" svg:height="0.963cm" svg:x="17.605cm" svg:y="14.822cm">
          <draw:text-box>
            <text:p text:style-name="P3">WLAN</text:p>
          </draw:text-box>
        </draw:frame>
        <draw:circle draw:style-name="gr8" draw:text-style-name="P1" draw:layer="layout" svg:width="1cm" svg:height="1cm" svg:x="14.1cm" svg:y="6.5cm">
          <text:p text:style-name="P1">A</text:p>
        </draw:circle>
        <draw:circle draw:style-name="gr8" draw:text-style-name="P1" draw:layer="layout" svg:width="1cm" svg:height="1cm" svg:x="10.6cm" svg:y="3cm">
          <text:p text:style-name="P1">B</text:p>
        </draw:circl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frame draw:style-name="gr10" draw:text-style-name="P2" draw:layer="layout" svg:width="22.225cm" svg:height="18.725cm" svg:x="1.3cm" svg:y="1.175cm">
          <draw:image xlink:href="Pictures/200001E8000056F200004946BEA1388B.svm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2" presentation:class="page"/>
          <draw:frame presentation:style-name="pr1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line draw:style-name="gr11" draw:text-style-name="P2" draw:layer="layout" svg:x1="5cm" svg:y1="10cm" svg:x2="20.5cm" svg:y2="3cm">
          <text:p/>
        </draw:line>
        <draw:line draw:style-name="gr5" draw:text-style-name="P2" draw:layer="layout" svg:x1="5cm" svg:y1="10.1cm" svg:x2="22.5cm" svg:y2="10.1cm">
          <text:p/>
        </draw:line>
        <draw:ellipse draw:style-name="gr2" draw:text-style-name="P2" draw:layer="layout" svg:width="2.5cm" svg:height="1.5cm" svg:x="5.1cm" svg:y="11.5cm">
          <text:p text:style-name="P2">music</text:p>
        </draw:ellipse>
        <draw:ellipse draw:style-name="gr2" draw:text-style-name="P2" draw:layer="layout" svg:width="2.5cm" svg:height="1.5cm" svg:x="7cm" svg:y="13.8cm">
          <text:p text:style-name="P2">Rap</text:p>
        </draw:ellipse>
        <draw:ellipse draw:style-name="gr2" draw:text-style-name="P2" draw:layer="layout" svg:width="2.5cm" svg:height="1.5cm" svg:x="12.4cm" svg:y="13.8cm">
          <text:p text:style-name="P2">opera</text:p>
        </draw:ellipse>
        <draw:ellipse draw:style-name="gr2" draw:text-style-name="P2" draw:layer="layout" svg:width="2.5cm" svg:height="1.5cm" svg:x="15.2cm" svg:y="15.9cm">
          <text:p text:style-name="P2">Tosca</text:p>
        </draw:ellipse>
        <draw:ellipse draw:style-name="gr2" draw:text-style-name="P2" draw:layer="layout" svg:width="3.1cm" svg:height="1.5cm" svg:x="8.8cm" svg:y="16cm">
          <text:p text:style-name="P2">Bushido</text:p>
        </draw:ellipse>
        <draw:line draw:style-name="gr12" draw:text-style-name="P2" draw:layer="layout" svg:x1="6.6cm" svg:y1="13cm" svg:x2="7.6cm" svg:y2="14cm">
          <text:p/>
        </draw:line>
        <draw:line draw:style-name="gr12" draw:text-style-name="P2" draw:layer="layout" svg:x1="8.6cm" svg:y1="15cm" svg:x2="9.6cm" svg:y2="16cm">
          <text:p/>
        </draw:line>
        <draw:line draw:style-name="gr12" draw:text-style-name="P2" draw:layer="layout" svg:x1="7.6cm" svg:y1="12.5cm" svg:x2="12.6cm" svg:y2="14cm">
          <text:p/>
        </draw:line>
        <draw:line draw:style-name="gr12" draw:text-style-name="P2" draw:layer="layout" svg:x1="14.6cm" svg:y1="15cm" svg:x2="16.1cm" svg:y2="16cm">
          <text:p/>
        </draw:line>
        <draw:circle draw:style-name="gr6" draw:text-style-name="P2" draw:layer="layout" svg:width="0.5cm" svg:height="0.5cm" svg:x="6cm" svg:y="9.8cm">
          <text:p/>
        </draw:circle>
        <draw:circle draw:style-name="gr6" draw:text-style-name="P2" draw:layer="layout" svg:width="0.5cm" svg:height="0.5cm" svg:x="8.2cm" svg:y="9.8cm">
          <text:p/>
        </draw:circle>
        <draw:circle draw:style-name="gr6" draw:text-style-name="P2" draw:layer="layout" svg:width="0.5cm" svg:height="0.5cm" svg:x="10.5cm" svg:y="9.8cm">
          <text:p/>
        </draw:circle>
        <draw:circle draw:style-name="gr6" draw:text-style-name="P2" draw:layer="layout" svg:width="0.5cm" svg:height="0.5cm" svg:x="13.8cm" svg:y="9.8cm">
          <text:p/>
        </draw:circle>
        <draw:circle draw:style-name="gr6" draw:text-style-name="P2" draw:layer="layout" svg:width="0.5cm" svg:height="0.5cm" svg:x="16.6cm" svg:y="9.8cm">
          <text:p/>
        </draw:circle>
        <draw:circle draw:style-name="gr13" draw:text-style-name="P1" draw:layer="layout" svg:width="1cm" svg:height="1cm" svg:x="10.5cm" svg:y="6.4cm">
          <text:p/>
        </draw:circle>
        <draw:circle draw:style-name="gr13" draw:text-style-name="P1" draw:layer="layout" svg:width="1cm" svg:height="1cm" svg:x="16.5cm" svg:y="6.1cm">
          <text:p/>
        </draw:circle>
        <draw:circle draw:style-name="gr13" draw:text-style-name="P1" draw:layer="layout" svg:width="1cm" svg:height="1cm" svg:x="8.2cm" svg:y="6.4cm">
          <text:p/>
        </draw:circle>
        <draw:custom-shape draw:style-name="gr14" draw:text-style-name="P2" draw:layer="layout" svg:width="1cm" svg:height="1.5cm" svg:x="7.1cm" svg:y="3.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4" draw:text-style-name="P2" draw:layer="layout" svg:width="1cm" svg:height="1.5cm" svg:x="9.6cm" svg:y="3.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4" draw:text-style-name="P2" draw:layer="layout" svg:width="1cm" svg:height="1.5cm" svg:x="11.5cm" svg:y="3.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4" draw:text-style-name="P2" draw:layer="layout" svg:width="1cm" svg:height="1.5cm" svg:x="15.5cm" svg:y="3.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layer="layout" svg:width="1.84cm" svg:height="0.963cm" svg:x="21cm" svg:y="9cm">
          <draw:text-box>
            <text:p>topic</text:p>
          </draw:text-box>
        </draw:frame>
        <draw:line draw:style-name="gr11" draw:text-style-name="P2" draw:layer="layout" svg:x1="5cm" svg:y1="10cm" svg:x2="5cm" svg:y2="1cm">
          <text:p/>
        </draw:line>
        <draw:line draw:style-name="gr12" draw:text-style-name="P2" draw:layer="layout" svg:x1="7.5cm" svg:y1="4.5cm" svg:x2="8.5cm" svg:y2="6.5cm">
          <text:p/>
        </draw:line>
        <draw:line draw:style-name="gr12" draw:text-style-name="P2" draw:layer="layout" svg:x1="10cm" svg:y1="4.5cm" svg:x2="11cm" svg:y2="6.5cm">
          <text:p/>
        </draw:line>
        <draw:line draw:style-name="gr12" draw:text-style-name="P2" draw:layer="layout" svg:x1="12cm" svg:y1="4.5cm" svg:x2="11cm" svg:y2="6.5cm">
          <text:p/>
        </draw:line>
        <draw:line draw:style-name="gr12" draw:text-style-name="P2" draw:layer="layout" svg:x1="16cm" svg:y1="4.5cm" svg:x2="17cm" svg:y2="6.5cm">
          <text:p/>
        </draw:line>
        <draw:line draw:style-name="gr15" draw:text-style-name="P2" draw:layer="layout" svg:x1="6.2cm" svg:y1="10.5cm" svg:x2="6.2cm" svg:y2="11.5cm">
          <text:p/>
        </draw:line>
        <draw:line draw:style-name="gr15" draw:text-style-name="P2" draw:layer="layout" svg:x1="8.4cm" svg:y1="10.5cm" svg:x2="8.4cm" svg:y2="13.5cm">
          <text:p/>
        </draw:line>
        <draw:line draw:style-name="gr15" draw:text-style-name="P2" draw:layer="layout" svg:x1="14cm" svg:y1="10.5cm" svg:x2="14cm" svg:y2="13.5cm">
          <text:p/>
        </draw:line>
        <draw:line draw:style-name="gr15" draw:text-style-name="P2" draw:layer="layout" svg:x1="10.7cm" svg:y1="10.6cm" svg:x2="10.7cm" svg:y2="15.6cm">
          <text:p/>
        </draw:line>
        <draw:line draw:style-name="gr15" draw:text-style-name="P2" draw:layer="layout" svg:x1="16.8cm" svg:y1="10.6cm" svg:x2="16.8cm" svg:y2="15.6cm">
          <text:p/>
        </draw:line>
        <presentation:notes draw:style-name="dp2">
          <draw:page-thumbnail draw:style-name="gr9" draw:layer="layout" svg:width="14.848cm" svg:height="11.136cm" svg:x="3.075cm" svg:y="2.257cm" draw:page-number="3" presentation:class="page"/>
          <draw:frame presentation:style-name="pr1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frame draw:style-name="gr10" draw:text-style-name="P2" draw:layer="layout" svg:width="18.065cm" svg:height="16.725cm" svg:x="4.775cm" svg:y="0.775cm">
          <draw:image xlink:href="Pictures/20000378000046B2000041763A513529.svm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4" presentation:class="page"/>
          <draw:frame presentation:style-name="pr1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frame draw:style-name="gr10" draw:text-style-name="P2" draw:layer="layout" svg:width="18.065cm" svg:height="16.825cm" svg:x="4.775cm" svg:y="2cm">
          <draw:image xlink:href="Pictures/200002E2000046B2000041DA50695B50.svm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5" presentation:class="page"/>
          <draw:frame presentation:style-name="pr1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ellipse draw:style-name="gr2" draw:text-style-name="P4" draw:layer="layout" svg:width="2.5cm" svg:height="1.5cm" svg:x="5.5cm" svg:y="2cm">
          <text:p text:style-name="P2"><text:span text:style-name="T1">music</text:span></text:p>
        </draw:ellipse>
        <draw:ellipse draw:style-name="gr2" draw:text-style-name="P4" draw:layer="layout" svg:width="2.5cm" svg:height="1.5cm" svg:x="7.4cm" svg:y="4.3cm">
          <text:p text:style-name="P2"><text:span text:style-name="T1">Rap</text:span></text:p>
        </draw:ellipse>
        <draw:ellipse draw:style-name="gr2" draw:text-style-name="P4" draw:layer="layout" svg:width="2.5cm" svg:height="1.5cm" svg:x="12.8cm" svg:y="4.3cm">
          <text:p text:style-name="P2"><text:span text:style-name="T1">opera</text:span></text:p>
        </draw:ellipse>
        <draw:ellipse draw:style-name="gr2" draw:text-style-name="P4" draw:layer="layout" svg:width="2.5cm" svg:height="1.5cm" svg:x="15.6cm" svg:y="6.4cm">
          <text:p text:style-name="P2"><text:span text:style-name="T1">Tosca</text:span></text:p>
        </draw:ellipse>
        <draw:line draw:style-name="gr12" draw:text-style-name="P2" draw:layer="layout" svg:x1="8cm" svg:y1="3cm" svg:x2="13cm" svg:y2="4.5cm">
          <text:p/>
        </draw:line>
        <draw:line draw:style-name="gr12" draw:text-style-name="P2" draw:layer="layout" svg:x1="15cm" svg:y1="5.5cm" svg:x2="16.5cm" svg:y2="6.5cm">
          <text:p/>
        </draw:line>
        <draw:line draw:style-name="gr12" draw:text-style-name="P2" draw:layer="layout" svg:x1="7cm" svg:y1="3.5cm" svg:x2="8cm" svg:y2="4.5cm">
          <text:p/>
        </draw:line>
        <presentation:notes draw:style-name="dp2">
          <draw:page-thumbnail draw:style-name="gr9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Standard">
        <office:forms form:automatic-focus="false" form:apply-design-mode="false"/>
        <draw:frame draw:style-name="gr10" draw:text-style-name="P2" draw:layer="layout" svg:width="12.6cm" svg:height="5.9cm" svg:x="5.5cm" svg:y="2cm">
          <draw:image xlink:href="Pictures/2000007E000031590000172D70F3A66A.svm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Standard">
        <office:forms form:automatic-focus="false" form:apply-design-mode="false"/>
        <draw:frame draw:style-name="gr10" draw:text-style-name="P2" draw:layer="layout" svg:width="12.6cm" svg:height="5.9cm" svg:x="5.5cm" svg:y="2cm">
          <draw:image xlink:href="Pictures/20000080000031590000172DF0426FAF.svm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Standard">
        <office:forms form:automatic-focus="false" form:apply-design-mode="false"/>
        <draw:rect draw:style-name="gr16" draw:text-style-name="P2" draw:layer="layout" svg:width="27cm" svg:height="20cm" svg:x="0.5cm" svg:y="0.5cm">
          <text:p/>
        </draw:rect>
        <draw:rect draw:style-name="gr1" draw:text-style-name="P2" draw:layer="layout" svg:width="10.5cm" svg:height="1.5cm" svg:x="16cm" svg:y="17.2cm">
          <text:p text:style-name="P2">Protocol</text:p>
        </draw:rect>
        <draw:rect draw:style-name="gr1" draw:text-style-name="P2" draw:layer="layout" svg:width="4.846cm" svg:height="1cm" svg:x="16cm" svg:y="18.9cm">
          <text:p text:style-name="P2">Client</text:p>
        </draw:rect>
        <draw:rect draw:style-name="gr1" draw:text-style-name="P2" draw:layer="layout" svg:width="4.846cm" svg:height="1cm" svg:x="21.654cm" svg:y="18.9cm">
          <text:p text:style-name="P2">Server</text:p>
        </draw:rect>
        <draw:rect draw:style-name="gr2" draw:text-style-name="P2" draw:layer="layout" svg:width="10.5cm" svg:height="0.8cm" svg:x="16cm" svg:y="16.4cm">
          <text:p text:style-name="P2">Stub</text:p>
        </draw:rect>
        <draw:rect draw:style-name="gr17" draw:text-style-name="P2" draw:layer="layout" svg:width="10.9cm" svg:height="1.6cm" svg:x="16cm" svg:y="10.2cm">
          <text:p text:style-name="P2">SimpleKEPStub, ...</text:p>
        </draw:rect>
        <draw:rect draw:style-name="gr2" draw:text-style-name="P2" draw:layer="layout" svg:width="5.3cm" svg:height="0.8cm" svg:x="16cm" svg:y="11.8cm">
          <text:p text:style-name="P2">MessageHandler</text:p>
        </draw:rect>
        <draw:rect draw:style-name="gr2" draw:text-style-name="P2" draw:layer="layout" svg:width="5.4cm" svg:height="0.8cm" svg:x="21.5cm" svg:y="11.8cm">
          <text:p text:style-name="P2">PeerHandler</text:p>
        </draw:rect>
        <draw:rect draw:style-name="gr2" draw:text-style-name="P2" draw:layer="layout" svg:width="10.9cm" svg:height="0.8cm" svg:x="16cm" svg:y="9.4cm">
          <text:p text:style-name="P2">MessageHandler</text:p>
        </draw:rect>
        <draw:rect draw:style-name="gr8" draw:text-style-name="P2" draw:layer="layout" svg:width="25.8cm" svg:height="1.5cm" svg:x="1cm" svg:y="3.5cm">
          <text:p text:style-name="P2">KP</text:p>
        </draw:rect>
        <draw:rect draw:style-name="gr2" draw:text-style-name="P2" draw:layer="layout" svg:width="13.4cm" svg:height="0.8cm" svg:x="13.4cm" svg:y="5cm">
          <text:p text:style-name="P2">KEPHandler</text:p>
        </draw:rect>
        <draw:rect draw:style-name="gr18" draw:text-style-name="P2" draw:layer="layout" svg:width="6.3cm" svg:height="1.6cm" svg:x="6.6cm" svg:y="10cm">
          <text:p text:style-name="P2">FS, RS, TM, RDF</text:p>
          <text:p text:style-name="P2">KnowledgeBase</text:p>
        </draw:rect>
        <draw:rect draw:style-name="gr2" draw:text-style-name="P2" draw:layer="layout" svg:width="6.3cm" svg:height="0.8cm" svg:x="6.6cm" svg:y="9.2cm">
          <text:p text:style-name="P2">SharkKB, Context*</text:p>
        </draw:rect>
        <draw:rect draw:style-name="gr2" draw:text-style-name="P2" draw:layer="layout" svg:width="5.5cm" svg:height="0.8cm" svg:x="1cm" svg:y="9.2cm">
          <text:p text:style-name="P2">Ontology*</text:p>
        </draw:rect>
        <draw:rect draw:style-name="gr19" draw:text-style-name="P2" draw:layer="layout" svg:width="5.5cm" svg:height="1.6cm" svg:x="1cm" svg:y="10cm">
          <text:p text:style-name="P2">DiscreteOntology*</text:p>
        </draw:rect>
        <draw:ellipse draw:style-name="gr20" draw:text-style-name="P2" draw:layer="layout" svg:width="4.5cm" svg:height="2cm" svg:x="21cm" svg:y="6.5cm">
          <text:p text:style-name="P2">KEPRequest</text:p>
        </draw:ellipse>
        <draw:ellipse draw:style-name="gr20" draw:text-style-name="P2" draw:layer="layout" svg:width="4.5cm" svg:height="2cm" svg:x="13.1cm" svg:y="6.5cm">
          <text:p text:style-name="P2">KEPResponse</text:p>
        </draw:ellipse>
        <draw:frame draw:style-name="gr21" draw:layer="layout" svg:width="2.9cm" svg:height="0.963cm" svg:x="17.1cm" svg:y="12.8cm">
          <draw:text-box>
            <text:p>handle()</text:p>
          </draw:text-box>
        </draw:frame>
        <draw:frame draw:style-name="gr21" draw:layer="layout" svg:width="4.2cm" svg:height="0.963cm" svg:x="15.8cm" svg:y="15.5cm">
          <draw:text-box>
            <text:p>send() / write</text:p>
          </draw:text-box>
        </draw:frame>
        <draw:line draw:style-name="gr5" draw:text-style-name="P2" draw:layer="layout" svg:x1="18cm" svg:y1="16.5cm" svg:x2="18cm" svg:y2="13.5cm">
          <text:p/>
        </draw:line>
        <draw:line draw:style-name="gr5" draw:text-style-name="P2" draw:layer="layout" svg:x1="20.5cm" svg:y1="16cm" svg:x2="20cm" svg:y2="13.5cm">
          <text:p/>
        </draw:line>
        <draw:ellipse draw:style-name="gr20" draw:text-style-name="P2" draw:layer="layout" svg:width="4.5cm" svg:height="1.2cm" svg:x="15.6cm" svg:y="14.2cm">
          <text:p text:style-name="P2">String</text:p>
        </draw:ellipse>
        <draw:ellipse draw:style-name="gr20" draw:text-style-name="P2" draw:layer="layout" svg:width="4cm" svg:height="1.2cm" svg:x="20.4cm" svg:y="14.2cm">
          <text:p text:style-name="P2">Connection</text:p>
        </draw:ellipse>
        <draw:ellipse draw:style-name="gr20" draw:text-style-name="P2" draw:layer="layout" svg:width="2.5cm" svg:height="1cm" svg:x="24.6cm" svg:y="13.9cm">
          <text:p text:style-name="P2">Peer</text:p>
        </draw:ellipse>
        <draw:frame draw:style-name="gr21" draw:layer="layout" svg:width="2.9cm" svg:height="0.963cm" svg:x="24.1cm" svg:y="12.801cm">
          <draw:text-box>
            <text:p>handle()</text:p>
          </draw:text-box>
        </draw:frame>
        <draw:line draw:style-name="gr5" draw:text-style-name="P2" draw:layer="layout" svg:x1="26cm" svg:y1="16.5cm" svg:x2="26cm" svg:y2="13.5cm">
          <text:p/>
        </draw:line>
        <draw:line draw:style-name="gr5" draw:text-style-name="P2" draw:layer="layout" svg:x1="23cm" svg:y1="9.5cm" svg:x2="23cm" svg:y2="6cm">
          <text:p/>
        </draw:line>
        <draw:line draw:style-name="gr5" draw:text-style-name="P2" draw:layer="layout" svg:x1="14.5cm" svg:y1="8.5cm" svg:x2="16.5cm" svg:y2="16.5cm">
          <text:p/>
        </draw:line>
        <draw:frame draw:style-name="gr21" draw:layer="layout" svg:width="5cm" svg:height="0.963cm" svg:x="0.9cm" svg:y="8cm">
          <draw:text-box>
            <text:p>contextualize()</text:p>
          </draw:text-box>
        </draw:frame>
        <draw:line draw:style-name="gr5" draw:text-style-name="P2" draw:layer="layout" svg:x1="3.5cm" svg:y1="5cm" svg:x2="3.5cm" svg:y2="8cm">
          <text:p/>
        </draw:line>
        <draw:line draw:style-name="gr5" draw:text-style-name="P2" draw:layer="layout" svg:x1="9cm" svg:y1="5cm" svg:x2="9cm" svg:y2="8cm">
          <text:p/>
        </draw:line>
        <draw:frame draw:style-name="gr21" draw:layer="layout" svg:width="6.4cm" svg:height="0.963cm" svg:x="6.6cm" svg:y="8.001cm">
          <draw:text-box>
            <text:p>CPoint,CSpace,...</text:p>
          </draw:text-box>
        </draw:frame>
        <draw:frame draw:style-name="gr21" draw:layer="layout" svg:width="6.5cm" svg:height="0.963cm" svg:x="1cm" svg:y="1cm">
          <draw:text-box>
            <text:p>SharkEngine</text:p>
          </draw:text-box>
        </draw:frame>
        <draw:rect draw:style-name="gr22" draw:text-style-name="P2" draw:layer="layout" svg:width="7.5cm" svg:height="2cm" svg:x="2.2cm" svg:y="16.6cm">
          <text:p text:style-name="P2">SystemFactory</text:p>
        </draw:rect>
        <draw:line draw:style-name="gr23" draw:text-style-name="P2" draw:layer="layout" svg:x1="21cm" svg:y1="7.5cm" svg:x2="17.5cm" svg:y2="7.5cm">
          <text:p/>
        </draw:line>
        <presentation:notes draw:style-name="dp2">
          <draw:page-thumbnail draw:style-name="gr9" draw:layer="layout" svg:width="14.848cm" svg:height="11.136cm" svg:x="3.075cm" svg:y="2.257cm" draw:page-number="9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office:forms form:automatic-focus="false" form:apply-design-mode="false"/>
        <draw:frame draw:style-name="gr10" draw:text-style-name="P2" draw:layer="layout" svg:width="27cm" svg:height="20cm" svg:x="0.5cm" svg:y="0.5cm">
          <draw:image xlink:href="Pictures/200002D50000699900004E41C9C00C13.svm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10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>
        <office:forms form:automatic-focus="false" form:apply-design-mode="false"/>
        <draw:rect draw:style-name="gr2" draw:text-style-name="P2" draw:layer="layout" svg:width="11.5cm" svg:height="1.5cm" svg:x="5cm" svg:y="13.7cm">
          <text:p text:style-name="P2">Core</text:p>
        </draw:rect>
        <draw:line draw:style-name="gr5" draw:text-style-name="P2" draw:layer="layout" svg:x1="4.5cm" svg:y1="18cm" svg:x2="4.5cm" svg:y2="1.5cm">
          <text:p/>
        </draw:line>
        <draw:line draw:style-name="gr5" draw:text-style-name="P2" draw:layer="layout" svg:x1="4cm" svg:y1="17.5cm" svg:x2="25cm" svg:y2="17.5cm">
          <text:p/>
        </draw:line>
        <draw:frame draw:style-name="gr21" draw:layer="layout" svg:width="4cm" svg:height="0.963cm" svg:x="8.4cm" svg:y="17.7cm">
          <draw:text-box>
            <text:p>unabhängig</text:p>
          </draw:text-box>
        </draw:frame>
        <draw:frame draw:style-name="gr21" draw:layer="layout" svg:width="4cm" svg:height="0.963cm" svg:x="23.3cm" svg:y="19.1cm">
          <draw:text-box>
            <text:p>Anwendung</text:p>
          </draw:text-box>
        </draw:frame>
        <draw:frame draw:style-name="gr21" draw:layer="layout" svg:width="4cm" svg:height="0.963cm" svg:x="0.3cm" svg:y="15.201cm">
          <draw:text-box>
            <text:p>unabhängig</text:p>
          </draw:text-box>
        </draw:frame>
        <draw:frame draw:style-name="gr21" draw:layer="layout" svg:width="4cm" svg:height="0.963cm" svg:x="0.5cm" svg:y="2.537cm">
          <draw:text-box>
            <text:p>Plattform</text:p>
          </draw:text-box>
        </draw:frame>
        <draw:rect draw:style-name="gr24" draw:text-style-name="P2" draw:layer="layout" svg:width="5.5cm" svg:height="1.7cm" svg:x="5cm" svg:y="10.8cm">
          <text:p text:style-name="P2">J2SE_Android</text:p>
        </draw:rect>
        <draw:rect draw:style-name="gr24" draw:text-style-name="P2" draw:layer="layout" svg:width="2.7cm" svg:height="1.7cm" svg:x="10.8cm" svg:y="10.8cm">
          <text:p text:style-name="P2">J2ME</text:p>
        </draw:rect>
        <draw:rect draw:style-name="gr24" draw:text-style-name="P2" draw:layer="layout" svg:width="2.7cm" svg:height="1.7cm" svg:x="5cm" svg:y="4.3cm">
          <text:p text:style-name="P2">J2SE</text:p>
        </draw:rect>
        <draw:rect draw:style-name="gr24" draw:text-style-name="P2" draw:layer="layout" svg:width="2.7cm" svg:height="1.7cm" svg:x="7.9cm" svg:y="6.4cm">
          <text:p text:style-name="P2">Android</text:p>
        </draw:rect>
        <draw:rect draw:style-name="gr1" draw:text-style-name="P2" draw:layer="layout" svg:width="9cm" svg:height="1.5cm" svg:x="17cm" svg:y="13.7cm">
          <text:p text:style-name="P2">SharkGrid</text:p>
          <text:p text:style-name="P2">Core</text:p>
        </draw:rect>
        <draw:rect draw:style-name="gr24" draw:text-style-name="P2" draw:layer="layout" svg:width="2.7cm" svg:height="1.7cm" svg:x="13.6cm" svg:y="8.8cm">
          <text:p text:style-name="P2">iPhone</text:p>
        </draw:rect>
        <draw:rect draw:style-name="gr8" draw:text-style-name="P2" draw:layer="layout" svg:width="4.5cm" svg:height="1.5cm" svg:x="18.4cm" svg:y="8.9cm">
          <text:p text:style-name="P2">SharkGrid</text:p>
          <text:p text:style-name="P2">iPhone</text:p>
        </draw:rect>
        <draw:rect draw:style-name="gr8" draw:text-style-name="P2" draw:layer="layout" svg:width="4.5cm" svg:height="1.5cm" svg:x="19.7cm" svg:y="6.5cm">
          <text:p text:style-name="P2">SharkGrid</text:p>
          <text:p text:style-name="P2">Android</text:p>
        </draw:rect>
        <draw:rect draw:style-name="gr8" draw:text-style-name="P2" draw:layer="layout" svg:width="4.5cm" svg:height="1.5cm" svg:x="21.2cm" svg:y="4.4cm">
          <text:p text:style-name="P2">SharkGrid</text:p>
          <text:p text:style-name="P2">J2SE</text:p>
        </draw:rect>
        <draw:rect draw:style-name="gr8" draw:text-style-name="P2" draw:layer="layout" svg:width="4.5cm" svg:height="1.5cm" svg:x="17.1cm" svg:y="10.9cm">
          <text:p text:style-name="P2">SharkGrid</text:p>
          <text:p text:style-name="P2">J2ME</text:p>
        </draw:rect>
        <draw:line draw:style-name="gr25" draw:text-style-name="P2" draw:layer="layout" svg:x1="3cm" svg:y1="12.7cm" svg:x2="27.5cm" svg:y2="12.7cm">
          <text:p/>
        </draw:line>
        <draw:frame draw:style-name="gr21" draw:layer="layout" svg:width="4cm" svg:height="0.963cm" svg:x="0.3cm" svg:y="9.002cm">
          <draw:text-box>
            <text:p>abhängig</text:p>
          </draw:text-box>
        </draw:frame>
        <draw:line draw:style-name="gr25" draw:text-style-name="P2" draw:layer="layout" svg:x1="16.8cm" svg:y1="1.5cm" svg:x2="16.8cm" svg:y2="19cm">
          <text:p/>
        </draw:line>
        <draw:frame draw:style-name="gr21" draw:layer="layout" svg:width="4cm" svg:height="0.963cm" svg:x="19.8cm" svg:y="17.7cm">
          <draw:text-box>
            <text:p>abhängig</text:p>
          </draw:text-box>
        </draw:frame>
        <draw:frame draw:style-name="gr21" draw:text-style-name="P6" draw:layer="layout" svg:width="4cm" svg:height="0.958cm" svg:x="22.5cm" svg:y="2.5cm">
          <draw:text-box>
            <text:p><text:span text:style-name="T2">GUI / View</text:span></text:p>
          </draw:text-box>
        </draw:frame>
        <draw:frame draw:style-name="gr21" draw:text-style-name="P6" draw:layer="layout" svg:width="11.8cm" svg:height="1.665cm" svg:x="4.7cm" svg:y="15.7cm">
          <draw:text-box>
            <text:p><text:span text:style-name="T2">allgemeines Daten-Modell (SharkKB)</text:span></text:p>
            <text:p><text:span text:style-name="T2">abstrakte Algorithmen (KEP, KP)</text:span></text:p>
          </draw:text-box>
        </draw:frame>
        <draw:frame draw:style-name="gr21" draw:text-style-name="P6" draw:layer="layout" svg:width="8.8cm" svg:height="1.665cm" svg:x="17.2cm" svg:y="15.701cm">
          <draw:text-box>
            <text:p><text:span text:style-name="T2">konkretes Daten-Modell</text:span></text:p>
            <text:p><text:span text:style-name="T2">konkrete Algorithmen</text:span></text:p>
          </draw:text-box>
        </draw:frame>
        <draw:frame draw:style-name="gr21" draw:text-style-name="P6" draw:layer="layout" svg:width="10.8cm" svg:height="0.958cm" svg:x="5.2cm" svg:y="2.5cm">
          <draw:text-box>
            <text:p><text:span text:style-name="T2">Konkretes Mapping Protokolle / DB</text:span></text:p>
          </draw:text-box>
        </draw:frame>
        <presentation:notes draw:style-name="dp2">
          <office:forms form:automatic-focus="false" form:apply-design-mode="false"/>
          <draw:page-thumbnail draw:style-name="gr9" draw:layer="layout" svg:width="14.848cm" svg:height="11.136cm" svg:x="3.075cm" svg:y="2.257cm" draw:page-number="1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office:forms form:automatic-focus="false" form:apply-design-mode="false"/>
        <draw:frame draw:style-name="gr10" draw:text-style-name="P2" draw:layer="layout" svg:width="27.251cm" svg:height="18.614cm" svg:x="0.299cm" svg:y="1.45cm">
          <draw:image xlink:href="Pictures/2000031000006A74000048B71A205F6D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9" draw:layer="layout" svg:width="14.848cm" svg:height="11.136cm" svg:x="3.075cm" svg:y="2.257cm" draw:page-number="12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>
        <office:forms form:automatic-focus="false" form:apply-design-mode="false"/>
        <draw:rect draw:style-name="gr26" draw:text-style-name="P2" draw:layer="layout" svg:width="13.5cm" svg:height="8.5cm" svg:x="0.3cm" svg:y="11.9cm">
          <text:p/>
        </draw:rect>
        <draw:rect draw:style-name="gr2" draw:text-style-name="P2" draw:layer="layout" svg:width="5.5cm" svg:height="1.5cm" svg:x="1.5cm" svg:y="16.9cm">
          <text:p text:style-name="P2">Core</text:p>
        </draw:rect>
        <draw:rect draw:style-name="gr24" draw:text-style-name="P2" draw:layer="layout" svg:width="5.5cm" svg:height="1.5cm" svg:x="1.5cm" svg:y="14.9cm">
          <text:p text:style-name="P2">J2SE_Android</text:p>
        </draw:rect>
        <draw:rect draw:style-name="gr24" draw:text-style-name="P2" draw:layer="layout" svg:width="5.5cm" svg:height="1.5cm" svg:x="1.5cm" svg:y="12.9cm">
          <text:p text:style-name="P2">J2SE</text:p>
        </draw:rect>
        <draw:rect draw:style-name="gr1" draw:text-style-name="P2" draw:layer="layout" svg:width="5.5cm" svg:height="1.5cm" svg:x="7.5cm" svg:y="16.9cm">
          <text:p text:style-name="P2">SharkGrid</text:p>
          <text:p text:style-name="P2">Core</text:p>
        </draw:rect>
        <draw:rect draw:style-name="gr8" draw:text-style-name="P2" draw:layer="layout" svg:width="5.5cm" svg:height="1.5cm" svg:x="7.5cm" svg:y="12.9cm">
          <text:p text:style-name="P2">SharkGrid</text:p>
          <text:p text:style-name="P2">J2SE</text:p>
        </draw:rect>
        <draw:frame draw:style-name="gr21" draw:layer="layout" svg:width="8.5cm" svg:height="0.963cm" svg:x="0.5cm" svg:y="18.937cm">
          <draw:text-box>
            <text:p>J2SE SharkGrid Programm</text:p>
          </draw:text-box>
        </draw:frame>
        <draw:rect draw:style-name="gr26" draw:text-style-name="P2" draw:layer="layout" svg:width="13.5cm" svg:height="8.5cm" svg:x="0.3cm" svg:y="2.8cm">
          <text:p/>
        </draw:rect>
        <draw:rect draw:style-name="gr2" draw:text-style-name="P2" draw:layer="layout" svg:width="5.5cm" svg:height="1.5cm" svg:x="1.5cm" svg:y="7.8cm">
          <text:p text:style-name="P2">Core</text:p>
        </draw:rect>
        <draw:rect draw:style-name="gr24" draw:text-style-name="P2" draw:layer="layout" svg:width="5.5cm" svg:height="1.5cm" svg:x="1.5cm" svg:y="5.8cm">
          <text:p text:style-name="P2">J2SE_Android</text:p>
        </draw:rect>
        <draw:rect draw:style-name="gr24" draw:text-style-name="P2" draw:layer="layout" svg:width="5.5cm" svg:height="1.5cm" svg:x="1.5cm" svg:y="3.8cm">
          <text:p text:style-name="P2">Android</text:p>
        </draw:rect>
        <draw:rect draw:style-name="gr1" draw:text-style-name="P2" draw:layer="layout" svg:width="5.5cm" svg:height="1.5cm" svg:x="7.5cm" svg:y="7.8cm">
          <text:p text:style-name="P2">SharkGrid</text:p>
          <text:p text:style-name="P2">Core</text:p>
        </draw:rect>
        <draw:rect draw:style-name="gr8" draw:text-style-name="P2" draw:layer="layout" svg:width="5.5cm" svg:height="1.5cm" svg:x="7.5cm" svg:y="3.8cm">
          <text:p text:style-name="P2">SharkGrid</text:p>
          <text:p text:style-name="P2">Android</text:p>
        </draw:rect>
        <draw:frame draw:style-name="gr21" draw:layer="layout" svg:width="12cm" svg:height="0.963cm" svg:x="0.5cm" svg:y="9.837cm">
          <draw:text-box>
            <text:p>Android SharkGrid Programm</text:p>
          </draw:text-box>
        </draw:frame>
        <draw:rect draw:style-name="gr26" draw:text-style-name="P2" draw:layer="layout" svg:width="13.5cm" svg:height="8.5cm" svg:x="14.2cm" svg:y="2.8cm">
          <text:p/>
        </draw:rect>
        <draw:rect draw:style-name="gr2" draw:text-style-name="P2" draw:layer="layout" svg:width="5.5cm" svg:height="1.5cm" svg:x="15.4cm" svg:y="7.8cm">
          <text:p text:style-name="P2">Core</text:p>
        </draw:rect>
        <draw:rect draw:style-name="gr24" draw:text-style-name="P2" draw:layer="layout" svg:width="5.5cm" svg:height="1.5cm" svg:x="15.4cm" svg:y="5.8cm">
          <text:p text:style-name="P2">J2ME</text:p>
        </draw:rect>
        <draw:rect draw:style-name="gr1" draw:text-style-name="P2" draw:layer="layout" svg:width="5.5cm" svg:height="1.5cm" svg:x="21.4cm" svg:y="7.8cm">
          <text:p text:style-name="P2">SharkGrid</text:p>
          <text:p text:style-name="P2">Core</text:p>
        </draw:rect>
        <draw:rect draw:style-name="gr8" draw:text-style-name="P2" draw:layer="layout" svg:width="5.5cm" svg:height="1.5cm" svg:x="21.4cm" svg:y="5.8cm">
          <text:p text:style-name="P2">SharkGrid</text:p>
          <text:p text:style-name="P2">J2ME</text:p>
        </draw:rect>
        <draw:frame draw:style-name="gr21" draw:layer="layout" svg:width="12cm" svg:height="0.963cm" svg:x="14.4cm" svg:y="9.837cm">
          <draw:text-box>
            <text:p>J2ME SharkGrid Programm</text:p>
          </draw:text-box>
        </draw:frame>
        <draw:rect draw:style-name="gr26" draw:text-style-name="P2" draw:layer="layout" svg:width="13.5cm" svg:height="8.5cm" svg:x="14.2cm" svg:y="11.9cm">
          <text:p/>
        </draw:rect>
        <draw:rect draw:style-name="gr2" draw:text-style-name="P2" draw:layer="layout" svg:width="5.5cm" svg:height="1.5cm" svg:x="15.4cm" svg:y="16.9cm">
          <text:p text:style-name="P2">Core</text:p>
        </draw:rect>
        <draw:rect draw:style-name="gr24" draw:text-style-name="P2" draw:layer="layout" svg:width="5.5cm" svg:height="1.5cm" svg:x="15.4cm" svg:y="14.9cm">
          <text:p text:style-name="P2">J2ME</text:p>
        </draw:rect>
        <draw:rect draw:style-name="gr1" draw:text-style-name="P2" draw:layer="layout" svg:width="5.5cm" svg:height="1.5cm" svg:x="21.4cm" svg:y="16.9cm">
          <text:p text:style-name="P2">SharkGrid</text:p>
          <text:p text:style-name="P2">Core</text:p>
        </draw:rect>
        <draw:rect draw:style-name="gr8" draw:text-style-name="P2" draw:layer="layout" svg:width="5.5cm" svg:height="1.5cm" svg:x="21.4cm" svg:y="14.9cm">
          <text:p text:style-name="P2">SharkGrid</text:p>
          <text:p text:style-name="P2">iPhone</text:p>
        </draw:rect>
        <draw:frame draw:style-name="gr21" draw:layer="layout" svg:width="12cm" svg:height="0.963cm" svg:x="14.4cm" svg:y="18.937cm">
          <draw:text-box>
            <text:p>iPhone SharkGrid Programm</text:p>
          </draw:text-box>
        </draw:frame>
        <draw:frame draw:style-name="gr21" draw:layer="layout" svg:width="19cm" svg:height="0.963cm" svg:x="0.4cm" svg:y="1.2cm">
          <draw:text-box>
            <text:p>Packaging der Anwendungen (Beispiele)</text:p>
          </draw:text-box>
        </draw:frame>
        <presentation:notes draw:style-name="dp2">
          <office:forms form:automatic-focus="false" form:apply-design-mode="false"/>
          <draw:page-thumbnail draw:style-name="gr9" draw:layer="layout" svg:width="14.848cm" svg:height="11.136cm" svg:x="3.075cm" svg:y="2.257cm" draw:page-number="13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>
        <office:forms form:automatic-focus="false" form:apply-design-mode="false"/>
        <draw:frame draw:style-name="gr10" draw:text-style-name="P2" draw:layer="layout" svg:width="27.402cm" svg:height="17.602cm" svg:x="0.299cm" svg:y="2.799cm">
          <draw:image xlink:href="Pictures/2000032800006B0B000044C35F539013.svm" xlink:type="simple" xlink:show="embed" xlink:actuate="onLoad">
            <text:p/>
          </draw:image>
        </draw:frame>
        <draw:frame draw:style-name="gr21" draw:layer="layout" svg:width="19cm" svg:height="0.963cm" svg:x="0.4cm" svg:y="1.2cm">
          <draw:text-box>
            <text:p>Packaging der Anwendungen (Beispiele)</text:p>
          </draw:text-box>
        </draw:frame>
        <presentation:notes draw:style-name="dp2">
          <office:forms form:automatic-focus="false" form:apply-design-mode="false"/>
          <draw:page-thumbnail draw:style-name="gr9" draw:layer="layout" svg:width="14.848cm" svg:height="11.136cm" svg:x="3.075cm" svg:y="2.257cm" draw:page-number="14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>
        <office:forms form:automatic-focus="false" form:apply-design-mode="false"/>
        <draw:rect draw:style-name="gr16" draw:text-style-name="P2" draw:layer="layout" svg:width="22.5cm" svg:height="10cm" svg:x="2.5cm" svg:y="6cm">
          <text:p/>
        </draw:rect>
        <draw:rect draw:style-name="gr26" draw:text-style-name="P2" draw:layer="layout" svg:width="13.5cm" svg:height="8.5cm" svg:x="3cm" svg:y="7cm">
          <text:p/>
        </draw:rect>
        <draw:rect draw:style-name="gr2" draw:text-style-name="P2" draw:layer="layout" svg:width="5.5cm" svg:height="1.5cm" svg:x="4.2cm" svg:y="12cm">
          <text:p text:style-name="P2">Core</text:p>
        </draw:rect>
        <draw:rect draw:style-name="gr24" draw:text-style-name="P2" draw:layer="layout" svg:width="5.5cm" svg:height="1.5cm" svg:x="4.2cm" svg:y="10cm">
          <text:p text:style-name="P2">J2SE_Android</text:p>
        </draw:rect>
        <draw:rect draw:style-name="gr24" draw:text-style-name="P2" draw:layer="layout" svg:width="5.5cm" svg:height="1.5cm" svg:x="4.2cm" svg:y="8cm">
          <text:p text:style-name="P2">J2SE</text:p>
        </draw:rect>
        <draw:rect draw:style-name="gr1" draw:text-style-name="P2" draw:layer="layout" svg:width="5.5cm" svg:height="1.5cm" svg:x="10.2cm" svg:y="12cm">
          <text:p text:style-name="P2">SharkGrid</text:p>
          <text:p text:style-name="P2">Core</text:p>
        </draw:rect>
        <draw:rect draw:style-name="gr8" draw:text-style-name="P2" draw:layer="layout" svg:width="5.5cm" svg:height="1.5cm" svg:x="10.2cm" svg:y="8cm">
          <text:p text:style-name="P2">SharkGrid</text:p>
          <text:p text:style-name="P2">J2SE-Admin</text:p>
        </draw:rect>
        <draw:frame draw:style-name="gr21" draw:layer="layout" svg:width="4.5cm" svg:height="0.963cm" svg:x="4.5cm" svg:y="14cm">
          <draw:text-box>
            <text:p>Java / J2SE</text:p>
          </draw:text-box>
        </draw:frame>
        <draw:rect draw:style-name="gr8" draw:text-style-name="P2" draw:layer="layout" svg:width="5.5cm" svg:height="1.5cm" svg:x="18.5cm" svg:y="8cm">
          <text:p text:style-name="P2">Explorer</text:p>
          <text:p text:style-name="P2">Plugin: Viewer</text:p>
        </draw:rect>
        <draw:frame draw:style-name="gr21" draw:layer="layout" svg:width="7cm" svg:height="0.963cm" svg:x="17.5cm" svg:y="14.537cm">
          <draw:text-box>
            <text:p>Windows / Vista, 7</text:p>
          </draw:text-box>
        </draw:frame>
        <presentation:notes draw:style-name="dp2">
          <office:forms form:automatic-focus="false" form:apply-design-mode="false"/>
          <draw:page-thumbnail draw:style-name="gr9" draw:layer="layout" svg:width="14.848cm" svg:height="11.136cm" svg:x="3.075cm" svg:y="2.257cm" draw:page-number="15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>
        <office:forms form:automatic-focus="false" form:apply-design-mode="false"/>
        <draw:frame draw:style-name="gr10" draw:text-style-name="P2" draw:layer="layout" svg:width="22.502cm" svg:height="10.002cm" svg:x="2.499cm" svg:y="5.999cm">
          <draw:image xlink:href="Pictures/20000136000057E7000027136EB3095C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9" draw:layer="layout" svg:width="14.848cm" svg:height="11.136cm" svg:x="3.075cm" svg:y="2.257cm" draw:page-number="16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Win32 OpenOffice.org_project/310m19$Build-9420</meta:generator>
    <dc:creator>Thomas Schwotzer</dc:creator>
    <dc:date>2009-10-09T09:33:54.42</dc:date>
    <meta:editing-cycles>29</meta:editing-cycles>
    <meta:editing-duration>PT04H43M05S</meta:editing-duration>
    <meta:document-statistic meta:object-count="231"/>
    <meta:user-defined meta:name="Info 1"/>
    <meta:user-defined meta:name="Info 2"/>
    <meta:user-defined meta:name="Info 3"/>
    <meta:user-defined meta:name="Info 4"/>
  </office:meta>
</office:document-meta>
</file>